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Georgia" svg:font-family="Georgia, 'DejaVu Serif',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55in" table:align="left"/>
    </style:style>
    <style:style style:name="Table1.A" style:family="table-column">
      <style:table-column-properties style:column-width="3.3722in"/>
    </style:style>
    <style:style style:name="Table1.B" style:family="table-column">
      <style:table-column-properties style:column-width="0.0757in"/>
    </style:style>
    <style:style style:name="Table1.C" style:family="table-column">
      <style:table-column-properties style:column-width="1.1021in"/>
    </style:style>
    <style:style style:name="Table1.A1" style:family="table-cell">
      <style:table-cell-properties style:vertical-align="middle" fo:padding="0.0194in" fo:border="none"/>
    </style:style>
    <style:style style:name="Table2" style:family="table">
      <style:table-properties style:width="3.1076in" table:align="left"/>
    </style:style>
    <style:style style:name="Table2.A" style:family="table-column">
      <style:table-column-properties style:column-width="1.9299in"/>
    </style:style>
    <style:style style:name="Table2.B" style:family="table-column">
      <style:table-column-properties style:column-width="0.0757in"/>
    </style:style>
    <style:style style:name="Table2.C" style:family="table-column">
      <style:table-column-properties style:column-width="1.1021in"/>
    </style:style>
    <style:style style:name="Table2.A1" style:family="table-cell">
      <style:table-cell-properties style:vertical-align="middle" fo:padding="0.0194in" fo:border="none"/>
    </style:style>
    <style:style style:name="P1" style:family="paragraph" style:parent-style-name="Heading_20_1">
      <style:paragraph-properties fo:line-height="130%"/>
    </style:style>
    <style:style style:name="P2" style:family="paragraph" style:parent-style-name="Heading_20_3">
      <style:text-properties fo:language="en" fo:country="US"/>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fo:language="en" fo:country="US"/>
    </style:style>
    <style:style style:name="P5" style:family="paragraph" style:parent-style-name="Text_20_body">
      <style:text-properties officeooo:rsid="00250a16" officeooo:paragraph-rsid="00250a16"/>
    </style:style>
    <style:style style:name="P6" style:family="paragraph" style:parent-style-name="Text_20_body">
      <style:paragraph-properties fo:margin-top="0in" fo:margin-bottom="0in"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text-properties officeooo:rsid="0027e776" officeooo:paragraph-rsid="0027e776"/>
    </style:style>
    <style:style style:name="P10" style:family="paragraph" style:parent-style-name="Text_20_body">
      <style:text-properties officeooo:rsid="002c3979" officeooo:paragraph-rsid="002c3979"/>
    </style:style>
    <style:style style:name="P11" style:family="paragraph" style:parent-style-name="Text_20_body">
      <style:text-properties officeooo:rsid="002c3979" officeooo:paragraph-rsid="003b74e1"/>
    </style:style>
    <style:style style:name="P12" style:family="paragraph" style:parent-style-name="Text_20_body">
      <style:text-properties officeooo:rsid="002c3979" officeooo:paragraph-rsid="00405c39"/>
    </style:style>
    <style:style style:name="P13" style:family="paragraph" style:parent-style-name="Text_20_body">
      <style:text-properties officeooo:rsid="002c3979" officeooo:paragraph-rsid="004a4446"/>
    </style:style>
    <style:style style:name="P14" style:family="paragraph" style:parent-style-name="Text_20_body">
      <style:text-properties officeooo:paragraph-rsid="002c3979"/>
    </style:style>
    <style:style style:name="P15" style:family="paragraph" style:parent-style-name="Text_20_body">
      <style:text-properties officeooo:rsid="00326949" officeooo:paragraph-rsid="00326949"/>
    </style:style>
    <style:style style:name="P16" style:family="paragraph" style:parent-style-name="Text_20_body">
      <style:text-properties officeooo:rsid="003fa9cd" officeooo:paragraph-rsid="003fa9cd"/>
    </style:style>
    <style:style style:name="P17" style:family="paragraph" style:parent-style-name="Text_20_body">
      <style:text-properties fo:font-weight="bold" officeooo:rsid="00482dcf" officeooo:paragraph-rsid="00482dcf" style:font-weight-asian="bold" style:font-weight-complex="bold"/>
    </style:style>
    <style:style style:name="P18" style:family="paragraph" style:parent-style-name="Text_20_body">
      <style:text-properties officeooo:rsid="004bd9c9" officeooo:paragraph-rsid="004bd9c9"/>
    </style:style>
    <style:style style:name="P19" style:family="paragraph" style:parent-style-name="Text_20_body" style:list-style-name="L1">
      <style:paragraph-properties fo:margin-top="0in" fo:margin-bottom="0in" loext:contextual-spacing="false"/>
    </style:style>
    <style:style style:name="P20" style:family="paragraph" style:parent-style-name="Text_20_body" style:list-style-name="L1">
      <style:paragraph-properties fo:margin-top="0in" fo:margin-bottom="0in" loext:contextual-spacing="false"/>
      <style:text-properties fo:language="en" fo:country="US"/>
    </style:style>
    <style:style style:name="P21" style:family="paragraph" style:parent-style-name="Text_20_body" style:list-style-name="L2">
      <style:paragraph-properties fo:margin-top="0in" fo:margin-bottom="0in" loext:contextual-spacing="false"/>
    </style:style>
    <style:style style:name="T1" style:family="text">
      <style:text-properties fo:language="en" fo:country="US"/>
    </style:style>
    <style:style style:name="T2" style:family="text">
      <style:text-properties fo:language="en" fo:country="US" fo:font-style="italic"/>
    </style:style>
    <style:style style:name="T3" style:family="text">
      <style:text-properties style:font-name="Georgia" fo:language="en" fo:country="US" fo:font-style="italic"/>
    </style:style>
    <style:style style:name="T4" style:family="text">
      <style:text-properties officeooo:rsid="002660da"/>
    </style:style>
    <style:style style:name="T5" style:family="text">
      <style:text-properties officeooo:rsid="002c3979"/>
    </style:style>
    <style:style style:name="T6" style:family="text">
      <style:text-properties officeooo:rsid="0030894e"/>
    </style:style>
    <style:style style:name="T7" style:family="text">
      <style:text-properties officeooo:rsid="00341d55"/>
    </style:style>
    <style:style style:name="T8" style:family="text">
      <style:text-properties officeooo:rsid="00364eca"/>
    </style:style>
    <style:style style:name="T9" style:family="text">
      <style:text-properties officeooo:rsid="0037fa81"/>
    </style:style>
    <style:style style:name="T10" style:family="text">
      <style:text-properties officeooo:rsid="004151f9"/>
    </style:style>
    <style:style style:name="T11" style:family="text">
      <style:text-properties officeooo:rsid="004a4446"/>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sic idea:</text:p>
      <text:p text:style-name="P5">waiting thread uses unique_lock on common mutex and condvar.wait, latter w<text:span text:style-name="T4">atching a </text:span>predicate variable</text:p>
      <text:p text:style-name="P5">signaling thread uses lockguard <text:span text:style-name="T4">on common mutex, changes the predicate, then calls notify</text:span></text:p>
      <text:p text:style-name="P9">latter is easily forgotten when final signal is sent, always set the predicate or the waiting thread will not wake!</text:p>
      <text:p text:style-name="P14"><text:span text:style-name="T5">Put scoped block brackets around segment from lockguard to notify.</text:span></text:p>
      <text:p text:style-name="P10">In the while loop it didn’t work without it, not sure why, <text:span text:style-name="T6">probably because the lockvariable would be acuqired again, and then blocks</text:span></text:p>
      <text:p text:style-name="P10"/>
      <text:p text:style-name="P17">in setdata_ready()</text:p>
      <text:p text:style-name="P15">replacing <text:span text:style-name="T7">the lockguard with unique lock, seems to work without scope block:</text:span></text:p>
      <text:p text:style-name="P10"><text:span text:style-name="T8">instead of : </text:span>std::lock_guard&lt;std::mutex&gt; work_lock(work_done_mutex);</text:p>
      <text:p text:style-name="P11"><text:span text:style-name="T9">try this : <text:s/></text:span></text:p>
      <text:p text:style-name="P11">std::unique_lock&lt;std::mutex&gt; work_lock(work_done_mutex);</text:p>
      <text:p text:style-name="P12">….</text:p>
      <text:p text:style-name="P12">work_lock.unlock();</text:p>
      <text:p text:style-name="P16">notify();</text:p>
      <text:p text:style-name="P13"><text:span text:style-name="T10">however unique_lock has more overhead, so probably better to use scoped block</text:span> <text:s text:c="5"/></text:p>
      <text:p text:style-name="P13"><text:span text:style-name="T11">in waitingforwork():</text:span></text:p>
      <text:p text:style-name="P18">removing the scoped brackets worked for both segmenets, prbably because the lockguard came second, not sure</text:p>
      <text:p text:style-name="P13"><text:s text:c="2"/></text:p>
      <text:h text:style-name="P1" text:outline-level="1"><text:bookmark text:name="firstHeading"/>std::condition_variable</text:h>
      <text:section text:style-name="Sect1" text:name="bodyContent">
        <text:p text:style-name="Text_20_body"/>
        <text:section text:style-name="Sect2" text:name="mw-content-text">
          <text:p text:style-name="P6"> </text:p>
          <text:p text:style-name="P6"><text:a xlink:type="simple" xlink:href="https://en.cppreference.com/w/cpp" text:style-name="Internet_20_link" text:visited-style-name="Visited_20_Internet_20_Link"><text:span text:style-name="T1">C++</text:span></text:a></text:p>
          <text:p text:style-name="P6"> </text:p>
          <text:p text:style-name="P6"><text:a xlink:type="simple" xlink:href="https://en.cppreference.com/w/cpp/thread" text:style-name="Internet_20_link" text:visited-style-name="Visited_20_Internet_20_Link"><text:span text:style-name="T1">Thread support library</text:span></text:a></text:p>
          <text:p text:style-name="P6"> </text:p>
          <text:p text:style-name="P6"><text:span text:style-name="Teletype"><text:span text:style-name="T1">std::condition_variable</text:span></text:span></text:p>
          <text:p text:style-name="P6">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Defined in header <text:a xlink:type="simple" xlink:href="https://en.cppreference.com/w/cpp/header/condition_variable" text:style-name="Internet_20_link" text:visited-style-name="Visited_20_Internet_20_Link"><text:span text:style-name="Source_20_Text">&lt;condition_variable&gt;</text:span></text:a> </text:p>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Table_20_Contents">class condition_variable;</text:p>
              </table:table-cell>
              <table:table-cell table:style-name="Table1.A1" office:value-type="string">
                <text:p text:style-name="P3"/>
              </table:table-cell>
              <table:table-cell table:style-name="Table1.A1" office:value-type="string">
                <text:p text:style-name="Table_20_Contents">(since C++11) </text:p>
              </table:table-cell>
            </table:table-row>
            <table:table-row>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Text_20_body"><text:soft-page-break/><text:span text:style-name="T1">The </text:span><text:span text:style-name="Source_20_Text"><text:span text:style-name="T1">condition_variable</text:span></text:span><text:span text:style-name="T1"> class is a synchronization primitive that can be used to block a thread, or multiple threads at the same time, until another thread both modifies a shared variable (the </text:span><text:span text:style-name="T2">condition</text:span><text:span text:style-name="T1">), and notifies the </text:span><text:span text:style-name="Source_20_Text"><text:span text:style-name="T1">condition_variable</text:span></text:span><text:span text:style-name="T1">. </text:span></text:p>
          <text:p text:style-name="P4">The thread that intends to modify the variable has to </text:p>
          <text:list xml:id="list313884776" text:style-name="L1">
            <text:list-item>
              <text:p text:style-name="P19"><text:soft-page-break/><text:span text:style-name="T1">acquire a </text:span><text:span text:style-name="Source_20_Text"><text:span text:style-name="T1">std::mutex</text:span></text:span><text:span text:style-name="T1"> (typically via </text:span><text:a xlink:type="simple" xlink:href="https://en.cppreference.com/w/cpp/thread/lock_guard" text:style-name="Internet_20_link" text:visited-style-name="Visited_20_Internet_20_Link">std::lock_guard</text:a><text:span text:style-name="T1">) </text:span></text:p>
            </text:list-item>
            <text:list-item>
              <text:p text:style-name="P20">perform the modification while the lock is held </text:p>
            </text:list-item>
            <text:list-item>
              <text:p text:style-name="P7"><text:span text:style-name="T1">execute </text:span><text:a xlink:type="simple" xlink:href="https://en.cppreference.com/w/cpp/thread/condition_variable/notify_one" text:style-name="Internet_20_link" text:visited-style-name="Visited_20_Internet_20_Link">notify_one</text:a><text:span text:style-name="T1"> or </text:span><text:a xlink:type="simple" xlink:href="https://en.cppreference.com/w/cpp/thread/condition_variable/notify_all" text:style-name="Internet_20_link" text:visited-style-name="Visited_20_Internet_20_Link">notify_all</text:a><text:span text:style-name="T1"> on the </text:span><text:span text:style-name="Source_20_Text"><text:span text:style-name="T1">std::condition_variable</text:span></text:span><text:span text:style-name="T1"> (the lock does not need to be held for notification) </text:span></text:p>
            </text:list-item>
          </text:list>
          <text:p text:style-name="P4">Even if the shared variable is atomic, it must be modified under the mutex in order to correctly publish the modification to the waiting thread. </text:p>
          <text:p text:style-name="Text_20_body"><text:span text:style-name="T1">Any thread that intends to wait on </text:span><text:span text:style-name="Source_20_Text"><text:span text:style-name="T1">std::condition_variable</text:span></text:span><text:span text:style-name="T1"> has to </text:span></text:p>
          <text:list xml:id="list1331239211" text:style-name="L2">
            <text:list-item>
              <text:p text:style-name="P21"><text:span text:style-name="T1">acquire a </text:span><text:a xlink:type="simple" xlink:href="http://en.cppreference.com/w/cpp/thread/unique_lock" text:style-name="Internet_20_link" text:visited-style-name="Visited_20_Internet_20_Link">std::unique_lock</text:a><text:span text:style-name="T1">&lt;</text:span><text:a xlink:type="simple" xlink:href="http://en.cppreference.com/w/cpp/thread/mutex" text:style-name="Internet_20_link" text:visited-style-name="Visited_20_Internet_20_Link">std::mutex</text:a><text:span text:style-name="T1">&gt;, on the same mutex as used to protect the shared variable </text:span></text:p>
            </text:list-item>
            <text:list-item>
              <text:p text:style-name="P21"><text:span text:style-name="T1">execute </text:span><text:a xlink:type="simple" xlink:href="https://en.cppreference.com/w/cpp/thread/condition_variable/wait" text:style-name="Internet_20_link" text:visited-style-name="Visited_20_Internet_20_Link">wait</text:a><text:span text:style-name="T1">, </text:span><text:a xlink:type="simple" xlink:href="https://en.cppreference.com/w/cpp/thread/condition_variable/wait_for" text:style-name="Internet_20_link" text:visited-style-name="Visited_20_Internet_20_Link">wait_for</text:a><text:span text:style-name="T1">, or </text:span><text:a xlink:type="simple" xlink:href="https://en.cppreference.com/w/cpp/thread/condition_variable/wait_until" text:style-name="Internet_20_link" text:visited-style-name="Visited_20_Internet_20_Link">wait_until</text:a><text:span text:style-name="T1">. The wait operations atomically release the mutex and suspend the execution of the thread. </text:span></text:p>
            </text:list-item>
            <text:list-item>
              <text:p text:style-name="P8"><text:span text:style-name="T1">When the condition variable is notified, a timeout expires, or a </text:span><text:a xlink:type="simple" xlink:href="https://en.wikipedia.org/wiki/Spurious_wakeup" text:style-name="Internet_20_link" text:visited-style-name="Visited_20_Internet_20_Link">spurious wakeup</text:a><text:span text:style-name="T1"> occurs, the thread is awakened, and the mutex is atomically reacquired. The thread should then check the condition and resume waiting if the wake up was spurious. </text:span></text:p>
            </text:list-item>
          </text:list>
          <text:p text:style-name="Text_20_body"><text:span text:style-name="Source_20_Text"><text:span text:style-name="T1">std::condition_variable</text:span></text:span><text:span text:style-name="T1"> works only with </text:span><text:a xlink:type="simple" xlink:href="http://en.cppreference.com/w/cpp/thread/unique_lock" text:style-name="Internet_20_link" text:visited-style-name="Visited_20_Internet_20_Link">std::unique_lock</text:a><text:span text:style-name="T1">&lt;</text:span><text:a xlink:type="simple" xlink:href="http://en.cppreference.com/w/cpp/thread/mutex" text:style-name="Internet_20_link" text:visited-style-name="Visited_20_Internet_20_Link">std::mutex</text:a><text:span text:style-name="T1">&gt;; this restriction allows for maximal efficiency on some platforms. </text:span><text:a xlink:type="simple" xlink:href="https://en.cppreference.com/w/cpp/thread/condition_variable_any" text:style-name="Internet_20_link" text:visited-style-name="Visited_20_Internet_20_Link">std::condition_variable_any</text:a><text:span text:style-name="T1"> provides a condition variable that works with any </text:span><text:a xlink:type="simple" xlink:href="https://en.cppreference.com/w/cpp/named_req/BasicLockable" text:style-name="Internet_20_link" text:visited-style-name="Visited_20_Internet_20_Link"><text:span text:style-name="T3">BasicLockable</text:span></text:a><text:span text:style-name="T1"> object, such as </text:span><text:a xlink:type="simple" xlink:href="https://en.cppreference.com/w/cpp/thread/shared_lock" text:style-name="Internet_20_link" text:visited-style-name="Visited_20_Internet_20_Link">std::shared_lock</text:a><text:span text:style-name="T1">. </text:span></text:p>
          <text:p text:style-name="Text_20_body"><text:span text:style-name="T1">Condition variables permit concurrent invocation of the </text:span><text:a xlink:type="simple" xlink:href="https://en.cppreference.com/w/cpp/thread/condition_variable/wait" text:style-name="Internet_20_link" text:visited-style-name="Visited_20_Internet_20_Link">wait</text:a><text:span text:style-name="T1">, </text:span><text:a xlink:type="simple" xlink:href="https://en.cppreference.com/w/cpp/thread/condition_variable/wait_for" text:style-name="Internet_20_link" text:visited-style-name="Visited_20_Internet_20_Link">wait_for</text:a><text:span text:style-name="T1">, </text:span><text:a xlink:type="simple" xlink:href="https://en.cppreference.com/w/cpp/thread/condition_variable/wait_until" text:style-name="Internet_20_link" text:visited-style-name="Visited_20_Internet_20_Link">wait_until</text:a><text:span text:style-name="T1">, </text:span><text:a xlink:type="simple" xlink:href="https://en.cppreference.com/w/cpp/thread/condition_variable/notify_one" text:style-name="Internet_20_link" text:visited-style-name="Visited_20_Internet_20_Link">notify_one</text:a><text:span text:style-name="T1"> and </text:span><text:a xlink:type="simple" xlink:href="https://en.cppreference.com/w/cpp/thread/condition_variable/notify_all" text:style-name="Internet_20_link" text:visited-style-name="Visited_20_Internet_20_Link">notify_all</text:a><text:span text:style-name="T1"> member functions. </text:span></text:p>
        </text:section>
      </text:section>
      <text:h text:style-name="P1" text:outline-level="1"><text:bookmark text:name="firstHeading1"/>std::condition_variable::notify_one</text:h>
      <text:section text:style-name="Sect1" text:name="Section1">
        <text:p text:style-name="Text_20_body"><text:bookmark text:name="bodyContent"/></text:p>
        <text:section text:style-name="Sect2" text:name="Section2">
          <text:p text:style-name="P6"><text:bookmark text:name="mw-content-text"/> </text:p>
          <text:p text:style-name="P6"><text:a xlink:type="simple" xlink:href="https://en.cppreference.com/w/cpp" text:style-name="Internet_20_link" text:visited-style-name="Visited_20_Internet_20_Link"><text:span text:style-name="T1">C++</text:span></text:a></text:p>
          <text:p text:style-name="P6"> </text:p>
          <text:p text:style-name="P6"><text:a xlink:type="simple" xlink:href="https://en.cppreference.com/w/cpp/thread" text:style-name="Internet_20_link" text:visited-style-name="Visited_20_Internet_20_Link"><text:span text:style-name="T1">Thread support library</text:span></text:a></text:p>
          <text:p text:style-name="P6"> </text:p>
          <text:p text:style-name="P6"><text:a xlink:type="simple" xlink:href="https://en.cppreference.com/w/cpp/thread/condition_variable" text:style-name="Internet_20_link" text:visited-style-name="Visited_20_Internet_20_Link"><text:span text:style-name="Teletype"><text:span text:style-name="T1">std::condition_variable</text:span></text:span></text:a></text:p>
          <text:p text:style-name="P6">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void notify_one() noexcept;</text:p>
              </table:table-cell>
              <table:table-cell table:style-name="Table2.A1" office:value-type="string">
                <text:p text:style-name="P3"/>
              </table:table-cell>
              <table:table-cell table:style-name="Table2.A1" office:value-type="string">
                <text:p text:style-name="Table_20_Contents">(since C++11) </text:p>
              </table:table-cell>
            </table:table-row>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Text_20_body"><text:span text:style-name="T1">If any threads are waiting on *this, calling </text:span><text:span text:style-name="Source_20_Text"><text:span text:style-name="T1">notify_one</text:span></text:span><text:span text:style-name="T1"> unblocks one of the waiting threads. </text:span></text:p>
          <text:h text:style-name="P2" text:outline-level="3"><text:bookmark text:name="Parameters"/>Parameters</text:h>
          <text:p text:style-name="P4">(none) </text:p>
          <text:h text:style-name="P2" text:outline-level="3"><text:bookmark text:name="Return_value"/>Return value</text:h>
          <text:p text:style-name="P4">(none) </text:p>
          <text:h text:style-name="P2" text:outline-level="3"><text:bookmark text:name="Notes"/><text:soft-page-break/>Notes</text:h>
          <text:p text:style-name="Text_20_body"><text:span text:style-name="T1">The effects of </text:span><text:span text:style-name="Source_20_Text"><text:span text:style-name="T1">notify_one()</text:span></text:span><text:span text:style-name="T1">/</text:span><text:span text:style-name="Source_20_Text"><text:span text:style-name="T1">notify_all()</text:span></text:span><text:span text:style-name="T1"> and each of the three atomic parts of </text:span><text:span text:style-name="Source_20_Text"><text:span text:style-name="T1">wait()</text:span></text:span><text:span text:style-name="T1">/</text:span><text:span text:style-name="Source_20_Text"><text:span text:style-name="T1">wait_for()</text:span></text:span><text:span text:style-name="T1">/</text:span><text:span text:style-name="Source_20_Text"><text:span text:style-name="T1">wait_until()</text:span></text:span><text:span text:style-name="T1"> (unlock+wait, wakeup, and lock) take place in a single total order that can be viewed as </text:span><text:a xlink:type="simple" xlink:href="https://en.cppreference.com/w/cpp/atomic/memory_order#Modification_order" text:style-name="Internet_20_link" text:visited-style-name="Visited_20_Internet_20_Link">modification order</text:a><text:span text:style-name="T1"> of an atomic variable: the order is specific to this individual condition_variable. This makes it impossible for </text:span><text:span text:style-name="Source_20_Text"><text:span text:style-name="T1">notify_one()</text:span></text:span><text:span text:style-name="T1"> to, for example, be delayed and unblock a thread that started waiting just after the call to </text:span><text:span text:style-name="Source_20_Text"><text:span text:style-name="T1">notify_one()</text:span></text:span><text:span text:style-name="T1"> was made. </text:span></text:p>
          <text:p text:style-name="P4">The notifying thread does not need to hold the lock on the same mutex as the one held by the waiting thread(s); in fact doing so is a pessimization, since the notified thread would immediately block again, waiting for the notifying thread to release the lock. However, some implementations (in particular many implementations of pthreads) recognize this situation and avoid this "hurry up and wait" scenario by transferring the waiting thread from the condition variable's queue directly to the queue of the mutex within the notify call, without waking it up. </text:p>
          <text:p text:style-name="P4">Notifying while under the lock may nevertheless be necessary when precise scheduling of events is required, e.g. if the waiting thread would exit the program if the condition is satisfied, causing destruction of the notifying thread's condition_variable. A spurious wakeup after mutex unlock but before notify would result in notify called on a destroyed object. </text:p>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Georgia" svg:font-family="Georgia, 'DejaVu Serif',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16T18:04:37.985965603</meta:creation-date>
    <dc:date>2019-12-16T20:45:49.923837250</dc:date>
    <meta:editing-duration>PT1H43M19S</meta:editing-duration>
    <meta:editing-cycles>30</meta:editing-cycles>
    <meta:generator>LibreOffice/6.3.3.2$Linux_X86_64 LibreOffice_project/30$Build-2</meta:generator>
    <meta:document-statistic meta:table-count="2" meta:image-count="0" meta:object-count="0" meta:page-count="4" meta:paragraph-count="60" meta:word-count="634" meta:character-count="4382" meta:non-whitespace-character-count="3766"/>
  </office:meta>
</office:document-meta>
</file>